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639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320" style:vertical-align="top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ce27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ading breakdown</text:p>
          </table:table-cell>
          <table:table-cell table:style-name="ce7"/>
          <table:table-cell table:style-name="ce3" office:value-type="string" calcext:value-type="string">
            <text:p>Student:</text:p>
          </table:table-cell>
          <table:table-cell table:style-name="ce13" table:number-columns-spanned="2" table:number-rows-spanned="1"/>
          <table:covered-table-cell table:style-name="ce7"/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 table:style-name="ce3" table:number-columns-spanned="4" table:number-rows-spanned="1"/>
          <table:covered-table-cell table:style-name="ce3" office:value-type="string" calcext:value-type="string">
            <text:p>Additional notes</text:p>
          </table:covered-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 2017</text:p>
          </table:table-cell>
          <table:table-cell table:style-name="ce7"/>
          <table:table-cell table:style-name="ce1" office:value-type="string" calcext:value-type="string">
            <text:p>Assignment:</text:p>
          </table:table-cell>
          <table:table-cell table:style-name="ce14" office:value-type="string" calcext:value-type="string" table:number-columns-spanned="2" table:number-rows-spanned="1">
            <text:p>Project 1</text:p>
          </table:table-cell>
          <table:covered-table-cell table:style-name="ce16"/>
          <table:table-cell/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 table:style-name="ce17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Assignment Score:</text:p>
          </table:table-cell>
          <table:table-cell table:style-name="ce15" table:formula="of:=[.K42]" office:value-type="percentage" office:value="1" calcext:value-type="percentage">
            <text:p>100.00%</text:p>
          </table:table-cell>
          <table:table-cell table:style-name="ce2"/>
          <table:table-cell/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 table:style-name="ce18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ode::Node()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4]/5*[.J4]" office:value-type="percentage" office:value="0.03" calcext:value-type="percentage">
            <text:p>3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 key (each item out of 5 points)</text:p>
          </table:table-cell>
          <table:covered-table-cell table:number-columns-repeated="4"/>
          <table:table-cell/>
          <table:table-cell office:value-type="string" calcext:value-type="string">
            <text:p>LinkedList::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5]/5*[.J5]" office:value-type="percentage" office:value="0.03" calcext:value-type="percentage">
            <text:p>3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8"/>
          <table:table-cell/>
          <table:table-cell office:value-type="string" calcext:value-type="string">
            <text:p>LinkedList::~LinkedList()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I6]/5*[.J6]" office:value-type="percentage" office:value="0.01" calcext:value-type="percentage">
            <text:p>1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4"/>
          <table:covered-table-cell table:number-columns-repeated="3" table:style-name="ce8"/>
          <table:table-cell/>
          <table:table-cell office:value-type="string" calcext:value-type="string">
            <text:p>void LinkedList::Clear()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7]/5*[.J7]" office:value-type="percentage" office:value="0.05" calcext:value-type="percentage">
            <text:p>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void LinkedList::PushFront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8]/5*[.J8]" office:value-type="percentage" office:value="0.1" calcext:value-type="percentage">
            <text:p>10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hing attempted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Almost correct, a few error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void LinkedList::PushBack( CustomerData newData 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9]/5*[.J9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omething attempted, but wrong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ostly correct, 1 or 2 small error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void LinkedList::Pop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0]/5*[.J10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correct, with a few good it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 office:value-type="string" calcext:value-type="string">
            <text:p>Completely perfect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void LinkedList::Pop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1]/5*[.J11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CustomerData LinkedList::GetFront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2]/5*[.J12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enalties</text:p>
          </table:table-cell>
          <table:covered-table-cell table:number-columns-repeated="4"/>
          <table:table-cell/>
          <table:table-cell office:value-type="string" calcext:value-type="string">
            <text:p>CustomerData LinkedList::GetBack()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13]/5*[.J13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 table:number-columns-repeated="4"/>
          <table:table-cell/>
          <table:table-cell office:value-type="string" calcext:value-type="string">
            <text:p>CustomerData&amp; LinkedList::operator[]( const int index )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14]/5*[.J14]"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 table:number-columns-repeated="4"/>
          <table:table-cell/>
          <table:table-cell office:value-type="string" calcext:value-type="string">
            <text:p>bool LinkedList::IsEmpty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5]/5*[.J15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roblem is minor or large.</text:p>
          </table:table-cell>
          <table:covered-table-cell table:number-columns-repeated="4"/>
          <table:table-cell/>
          <table:table-cell office:value-type="string" calcext:value-type="string">
            <text:p>int LinkedList::Size()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I16]/5*[.J16]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Update Program class to have LinkedList instead of list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7]/5*[.J17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No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Several large problem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Update Program::Load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8]/5*[.J18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One or two minor problems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any large problem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pdate Program::SaveCustomers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I19]/5*[.J19]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office:value-type="string" calcext:value-type="string">
            <text:p>Extra credit: Remove function</text:p>
          </table:table-cell>
          <table:table-cell table:style-name="ce10"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I21]/5*[.J21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office:value-type="string" calcext:value-type="string">
            <text:p>Extra credit: Insert function</text:p>
          </table:table-cell>
          <table:table-cell table:style-name="ce10"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I22]/5*[.J22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office:value-type="string" calcext:value-type="string">
            <text:p>Extra credit: operator==, operator!=</text:p>
          </table:table-cell>
          <table:table-cell table:style-name="ce10" office:value-type="float" office:value="0" calcext:value-type="float">
            <text:p>0</text:p>
          </table:table-cell>
          <table:table-cell office:value-type="percentage" office:value="0.02" calcext:value-type="percentage">
            <text:p>2.00%</text:p>
          </table:table-cell>
          <table:table-cell table:formula="of:=[.I23]/5*[.J23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veral minor probl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/>
          <table:table-cell table:style-name="ce10"/>
          <table:table-cell/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J4:.J19])" office:value-type="percentage" office:value="1" calcext:value-type="percentage">
            <text:p>100.00%</text:p>
          </table:table-cell>
          <table:table-cell table:style-name="ce37" table:formula="of:=SUM([.K4:.K23])" office:value-type="percentage" office:value="1" calcext:value-type="percentage">
            <text:p>100.00%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 table:style-name="ce2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I30]/4*[.J30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1]/4*[.J31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2]/4*[.J32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3]/4*[.J33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4]/4*[.J34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5]/4*[.J35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I36]/4*[.J36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all tests run (Tests crash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7]/4*[.J37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K30:.K38])" office:value-type="percentage" office:value="0" calcext:value-type="percentage">
            <text:p>0.00%</text:p>
          </table:table-cell>
          <table:table-cell table:style-name="ce30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K26]+[.K39]" office:value-type="percentage" office:value="1" calcext:value-type="percentage">
            <text:p>100.00%</text:p>
          </table:table-cell>
          <table:table-cell table:style-name="ce4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00:42:21.26548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10-08T00:43:06.901733631</dc:date>
    <meta:editing-duration>PT57M12S</meta:editing-duration>
    <meta:editing-cycles>292</meta:editing-cycles>
    <meta:document-statistic meta:table-count="1" meta:cell-count="174" meta:object-count="0"/>
  </office:meta>
</office:document-meta>
</file>